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7.625cm"/>
    </style:style>
    <style:style style:name="co1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order-bottom="0.06pt solid #000000" fo:background-color="#2f5496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ervation_of_energy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3" table:default-cell-style-name="ce1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  <table:table-cell office:value-type="string" calcext:value-type="string">
            <text:p>potential energy (J)</text:p>
          </table:table-cell>
          <table:table-cell office:value-type="string" calcext:value-type="string">
            <text:p>kinetic energy (J)</text:p>
          </table:table-cell>
          <table:table-cell office:value-type="string" calcext:value-type="string">
            <text:p>Total energy (J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0.5348" calcext:value-type="float">
            <text:p>-0.5348</text:p>
          </table:table-cell>
          <table:table-cell office:value-type="float" office:value="0.3088" calcext:value-type="float">
            <text:p>0.3088</text:p>
          </table:table-cell>
          <table:table-cell office:value-type="float" office:value="5.8822" calcext:value-type="float">
            <text:p>5.8822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9411" calcext:value-type="float">
            <text:p>2.94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3]" office:value-type="float" office:value="3.0284016" calcext:value-type="float">
            <text:p>3.0284</text:p>
          </table:table-cell>
          <table:table-cell table:formula="of:=0.5*([.D3]*[.D3])" office:value-type="float" office:value="17.30013842" calcext:value-type="float">
            <text:p>17.3001</text:p>
          </table:table-cell>
          <table:table-cell table:formula="of:=[.J3]+[.K3]" office:value-type="float" office:value="20.32854002" calcext:value-type="float">
            <text:p>20.3285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-1.1384" calcext:value-type="float">
            <text:p>-1.1384</text:p>
          </table:table-cell>
          <table:table-cell office:value-type="float" office:value="0.6573" calcext:value-type="float">
            <text:p>0.6573</text:p>
          </table:table-cell>
          <table:table-cell office:value-type="float" office:value="5.2693" calcext:value-type="float">
            <text:p>5.2693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6346" calcext:value-type="float">
            <text:p>2.63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4]" office:value-type="float" office:value="6.4461411" calcext:value-type="float">
            <text:p>6.4461</text:p>
          </table:table-cell>
          <table:table-cell table:formula="of:=0.5*([.D4]*[.D4])" office:value-type="float" office:value="13.882761245" calcext:value-type="float">
            <text:p>13.8828</text:p>
          </table:table-cell>
          <table:table-cell table:formula="of:=[.J4]+[.K4]" office:value-type="float" office:value="20.328902345" calcext:value-type="float">
            <text:p>20.328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1.8567" calcext:value-type="float">
            <text:p>-1.8567</text:p>
          </table:table-cell>
          <table:table-cell office:value-type="float" office:value="1.0719" calcext:value-type="float">
            <text:p>1.0719</text:p>
          </table:table-cell>
          <table:table-cell office:value-type="float" office:value="4.4308" calcext:value-type="float">
            <text:p>4.4308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2154" calcext:value-type="float">
            <text:p>2.2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5]" office:value-type="float" office:value="10.5121233" calcext:value-type="float">
            <text:p>10.5121</text:p>
          </table:table-cell>
          <table:table-cell table:formula="of:=0.5*([.D5]*[.D5])" office:value-type="float" office:value="9.81599432" calcext:value-type="float">
            <text:p>9.8160</text:p>
          </table:table-cell>
          <table:table-cell table:formula="of:=[.J5]+[.K5]" office:value-type="float" office:value="20.32811762" calcext:value-type="float">
            <text:p>20.3281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2.2497" calcext:value-type="float">
            <text:p>-2.2497</text:p>
          </table:table-cell>
          <table:table-cell office:value-type="float" office:value="1.2989" calcext:value-type="float">
            <text:p>1.2989</text:p>
          </table:table-cell>
          <table:table-cell office:value-type="float" office:value="3.8963" calcext:value-type="float">
            <text:p>3.8963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9482" calcext:value-type="float">
            <text:p>1.94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6]" office:value-type="float" office:value="12.7383123" calcext:value-type="float">
            <text:p>12.7383</text:p>
          </table:table-cell>
          <table:table-cell table:formula="of:=0.5*([.D6]*[.D6])" office:value-type="float" office:value="7.590576845" calcext:value-type="float">
            <text:p>7.5906</text:p>
          </table:table-cell>
          <table:table-cell table:formula="of:=[.J6]+[.K6]" office:value-type="float" office:value="20.328889145" calcext:value-type="float">
            <text:p>20.3289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2.6383" calcext:value-type="float">
            <text:p>-2.6383</text:p>
          </table:table-cell>
          <table:table-cell office:value-type="float" office:value="1.5232" calcext:value-type="float">
            <text:p>1.5232</text:p>
          </table:table-cell>
          <table:table-cell office:value-type="float" office:value="3.2834" calcext:value-type="float">
            <text:p>3.2834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6417" calcext:value-type="float">
            <text:p>1.64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7]" office:value-type="float" office:value="14.9380224" calcext:value-type="float">
            <text:p>14.9380</text:p>
          </table:table-cell>
          <table:table-cell table:formula="of:=0.5*([.D7]*[.D7])" office:value-type="float" office:value="5.39035778" calcext:value-type="float">
            <text:p>5.3904</text:p>
          </table:table-cell>
          <table:table-cell table:formula="of:=[.J7]+[.K7]" office:value-type="float" office:value="20.32838018" calcext:value-type="float">
            <text:p>20.328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2.9993" calcext:value-type="float">
            <text:p>-2.9993</text:p>
          </table:table-cell>
          <table:table-cell office:value-type="float" office:value="1.7316" calcext:value-type="float">
            <text:p>1.7316</text:p>
          </table:table-cell>
          <table:table-cell office:value-type="float" office:value="2.5871" calcext:value-type="float">
            <text:p>2.5871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2936" calcext:value-type="float">
            <text:p>1.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8]" office:value-type="float" office:value="16.9818012" calcext:value-type="float">
            <text:p>16.9818</text:p>
          </table:table-cell>
          <table:table-cell table:formula="of:=0.5*([.D8]*[.D8])" office:value-type="float" office:value="3.346543205" calcext:value-type="float">
            <text:p>3.3465</text:p>
          </table:table-cell>
          <table:table-cell table:formula="of:=[.J8]+[.K8]" office:value-type="float" office:value="20.328344405" calcext:value-type="float">
            <text:p>20.3283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-3.2183" calcext:value-type="float">
            <text:p>-3.2183</text:p>
          </table:table-cell>
          <table:table-cell office:value-type="float" office:value="1.8581" calcext:value-type="float">
            <text:p>1.8581</text:p>
          </table:table-cell>
          <table:table-cell office:value-type="float" office:value="2.0527" calcext:value-type="float">
            <text:p>2.0527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0263" calcext:value-type="float">
            <text:p>1.0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9]" office:value-type="float" office:value="18.2223867" calcext:value-type="float">
            <text:p>18.2224</text:p>
          </table:table-cell>
          <table:table-cell table:formula="of:=0.5*([.D9]*[.D9])" office:value-type="float" office:value="2.106788645" calcext:value-type="float">
            <text:p>2.1068</text:p>
          </table:table-cell>
          <table:table-cell table:formula="of:=[.J9]+[.K9]" office:value-type="float" office:value="20.329175345" calcext:value-type="float">
            <text:p>20.3292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3.3868" calcext:value-type="float">
            <text:p>-3.3868</text:p>
          </table:table-cell>
          <table:table-cell office:value-type="float" office:value="1.9554" calcext:value-type="float">
            <text:p>1.9554</text:p>
          </table:table-cell>
          <table:table-cell office:value-type="float" office:value="1.5182" calcext:value-type="float">
            <text:p>1.5182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7591" calcext:value-type="float">
            <text:p>0.75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0]" office:value-type="float" office:value="19.1766078" calcext:value-type="float">
            <text:p>19.1766</text:p>
          </table:table-cell>
          <table:table-cell table:formula="of:=0.5*([.D10]*[.D10])" office:value-type="float" office:value="1.15246562" calcext:value-type="float">
            <text:p>1.1525</text:p>
          </table:table-cell>
          <table:table-cell table:formula="of:=[.J10]+[.K10]" office:value-type="float" office:value="20.32907342" calcext:value-type="float">
            <text:p>20.3291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3.518" calcext:value-type="float">
            <text:p>-3.518</text:p>
          </table:table-cell>
          <table:table-cell office:value-type="float" office:value="2.0311" calcext:value-type="float">
            <text:p>2.0311</text:p>
          </table:table-cell>
          <table:table-cell office:value-type="float" office:value="0.9053" calcext:value-type="float">
            <text:p>0.9053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4527" calcext:value-type="float">
            <text:p>0.45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1]" office:value-type="float" office:value="19.9189977" calcext:value-type="float">
            <text:p>19.9190</text:p>
          </table:table-cell>
          <table:table-cell table:formula="of:=0.5*([.D11]*[.D11])" office:value-type="float" office:value="0.409784045" calcext:value-type="float">
            <text:p>0.4098</text:p>
          </table:table-cell>
          <table:table-cell table:formula="of:=[.J11]+[.K11]" office:value-type="float" office:value="20.328781745" calcext:value-type="float">
            <text:p>20.3288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-3.5785" calcext:value-type="float">
            <text:p>-3.5785</text:p>
          </table:table-cell>
          <table:table-cell office:value-type="float" office:value="2.0661" calcext:value-type="float">
            <text:p>2.0661</text:p>
          </table:table-cell>
          <table:table-cell office:value-type="float" office:value="0.3659" calcext:value-type="float">
            <text:p>0.3659</text:p>
          </table:table-cell>
          <table:table-cell office:value-type="float" office:value="2.618" calcext:value-type="float">
            <text:p>2.618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2]" office:value-type="float" office:value="20.2622427" calcext:value-type="float">
            <text:p>20.2622</text:p>
          </table:table-cell>
          <table:table-cell table:formula="of:=0.5*([.D12]*[.D12])" office:value-type="float" office:value="0.066941405" calcext:value-type="float">
            <text:p>0.0669</text:p>
          </table:table-cell>
          <table:table-cell table:formula="of:=[.J12]+[.K12]" office:value-type="float" office:value="20.329184105" calcext:value-type="float">
            <text:p>20.3292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-3.585" calcext:value-type="float">
            <text:p>-3.585</text:p>
          </table:table-cell>
          <table:table-cell office:value-type="float" office:value="2.0698" calcext:value-type="float">
            <text:p>2.0698</text:p>
          </table:table-cell>
          <table:table-cell office:value-type="float" office:value="0.247" calcext:value-type="float">
            <text:p>0.2470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1235" calcext:value-type="float">
            <text:p>0.1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3]" office:value-type="float" office:value="20.2985286" calcext:value-type="float">
            <text:p>20.2985</text:p>
          </table:table-cell>
          <table:table-cell table:formula="of:=0.5*([.D13]*[.D13])" office:value-type="float" office:value="0.0305045" calcext:value-type="float">
            <text:p>0.0305</text:p>
          </table:table-cell>
          <table:table-cell table:formula="of:=[.J13]+[.K13]" office:value-type="float" office:value="20.3290331" calcext:value-type="float">
            <text:p>20.3290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-3.5221" calcext:value-type="float">
            <text:p>-3.5221</text:p>
          </table:table-cell>
          <table:table-cell office:value-type="float" office:value="2.0335" calcext:value-type="float">
            <text:p>2.0335</text:p>
          </table:table-cell>
          <table:table-cell office:value-type="float" office:value="0.8795" calcext:value-type="float">
            <text:p>0.8795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4398" calcext:value-type="float">
            <text:p>0.43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4]" office:value-type="float" office:value="19.9425345" calcext:value-type="float">
            <text:p>19.9425</text:p>
          </table:table-cell>
          <table:table-cell table:formula="of:=0.5*([.D14]*[.D14])" office:value-type="float" office:value="0.386760125" calcext:value-type="float">
            <text:p>0.3868</text:p>
          </table:table-cell>
          <table:table-cell table:formula="of:=[.J14]+[.K14]" office:value-type="float" office:value="20.329294625" calcext:value-type="float">
            <text:p>20.3293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-3.3963" calcext:value-type="float">
            <text:p>-3.3963</text:p>
          </table:table-cell>
          <table:table-cell office:value-type="float" office:value="1.9608" calcext:value-type="float">
            <text:p>1.9608</text:p>
          </table:table-cell>
          <table:table-cell office:value-type="float" office:value="1.4826" calcext:value-type="float">
            <text:p>1.482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0.7413" calcext:value-type="float">
            <text:p>0.74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5]" office:value-type="float" office:value="19.2295656" calcext:value-type="float">
            <text:p>19.2296</text:p>
          </table:table-cell>
          <table:table-cell table:formula="of:=0.5*([.D15]*[.D15])" office:value-type="float" office:value="1.09905138" calcext:value-type="float">
            <text:p>1.0991</text:p>
          </table:table-cell>
          <table:table-cell table:formula="of:=[.J15]+[.K15]" office:value-type="float" office:value="20.32861698" calcext:value-type="float">
            <text:p>20.3286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-3.2062" calcext:value-type="float">
            <text:p>-3.2062</text:p>
          </table:table-cell>
          <table:table-cell office:value-type="float" office:value="1.8511" calcext:value-type="float">
            <text:p>1.8511</text:p>
          </table:table-cell>
          <table:table-cell office:value-type="float" office:value="2.0857" calcext:value-type="float">
            <text:p>2.0857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0429" calcext:value-type="float">
            <text:p>1.04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6]" office:value-type="float" office:value="18.1537377" calcext:value-type="float">
            <text:p>18.1537</text:p>
          </table:table-cell>
          <table:table-cell table:formula="of:=0.5*([.D16]*[.D16])" office:value-type="float" office:value="2.175072245" calcext:value-type="float">
            <text:p>2.1751</text:p>
          </table:table-cell>
          <table:table-cell table:formula="of:=[.J16]+[.K16]" office:value-type="float" office:value="20.328809945" calcext:value-type="float">
            <text:p>20.3288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-2.9472" calcext:value-type="float">
            <text:p>-2.9472</text:p>
          </table:table-cell>
          <table:table-cell office:value-type="float" office:value="1.7016" calcext:value-type="float">
            <text:p>1.7016</text:p>
          </table:table-cell>
          <table:table-cell office:value-type="float" office:value="2.6986" calcext:value-type="float">
            <text:p>2.698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3493" calcext:value-type="float">
            <text:p>1.34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7]" office:value-type="float" office:value="16.6875912" calcext:value-type="float">
            <text:p>16.6876</text:p>
          </table:table-cell>
          <table:table-cell table:formula="of:=0.5*([.D17]*[.D17])" office:value-type="float" office:value="3.64122098" calcext:value-type="float">
            <text:p>3.6412</text:p>
          </table:table-cell>
          <table:table-cell table:formula="of:=[.J17]+[.K17]" office:value-type="float" office:value="20.32881218" calcext:value-type="float">
            <text:p>20.3288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-2.6219" calcext:value-type="float">
            <text:p>-2.6219</text:p>
          </table:table-cell>
          <table:table-cell office:value-type="float" office:value="1.5138" calcext:value-type="float">
            <text:p>1.5138</text:p>
          </table:table-cell>
          <table:table-cell office:value-type="float" office:value="3.3116" calcext:value-type="float">
            <text:p>3.311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.6558" calcext:value-type="float">
            <text:p>1.6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8]" office:value-type="float" office:value="14.8458366" calcext:value-type="float">
            <text:p>14.8458</text:p>
          </table:table-cell>
          <table:table-cell table:formula="of:=0.5*([.D18]*[.D18])" office:value-type="float" office:value="5.48334728" calcext:value-type="float">
            <text:p>5.4833</text:p>
          </table:table-cell>
          <table:table-cell table:formula="of:=[.J18]+[.K18]" office:value-type="float" office:value="20.32918388" calcext:value-type="float">
            <text:p>20.3292</text:p>
          </table:table-cell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-2.1753" calcext:value-type="float">
            <text:p>-2.1753</text:p>
          </table:table-cell>
          <table:table-cell office:value-type="float" office:value="1.2559" calcext:value-type="float">
            <text:p>1.2559</text:p>
          </table:table-cell>
          <table:table-cell office:value-type="float" office:value="4.0029" calcext:value-type="float">
            <text:p>4.002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0015" calcext:value-type="float">
            <text:p>2.00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19]" office:value-type="float" office:value="12.3166113" calcext:value-type="float">
            <text:p>12.3166</text:p>
          </table:table-cell>
          <table:table-cell table:formula="of:=0.5*([.D19]*[.D19])" office:value-type="float" office:value="8.011604205" calcext:value-type="float">
            <text:p>8.0116</text:p>
          </table:table-cell>
          <table:table-cell table:formula="of:=[.J19]+[.K19]" office:value-type="float" office:value="20.328215505" calcext:value-type="float">
            <text:p>20.3282</text:p>
          </table:table-cell>
        </table:table-row>
        <table:table-row table:style-name="ro1">
          <table:table-cell office:value-type="float" office:value="2.266" calcext:value-type="float">
            <text:p>2.266</text:p>
          </table:table-cell>
          <table:table-cell office:value-type="float" office:value="-1.7128" calcext:value-type="float">
            <text:p>-1.7128</text:p>
          </table:table-cell>
          <table:table-cell office:value-type="float" office:value="0.9889" calcext:value-type="float">
            <text:p>0.9889</text:p>
          </table:table-cell>
          <table:table-cell office:value-type="float" office:value="4.6109" calcext:value-type="float">
            <text:p>4.610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3055" calcext:value-type="float">
            <text:p>2.30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20]" office:value-type="float" office:value="9.6981423" calcext:value-type="float">
            <text:p>9.6981</text:p>
          </table:table-cell>
          <table:table-cell table:formula="of:=0.5*([.D20]*[.D20])" office:value-type="float" office:value="10.630199405" calcext:value-type="float">
            <text:p>10.6302</text:p>
          </table:table-cell>
          <table:table-cell table:formula="of:=[.J20]+[.K20]" office:value-type="float" office:value="20.328341705" calcext:value-type="float">
            <text:p>20.3283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0.7205" calcext:value-type="float">
            <text:p>0.7205</text:p>
          </table:table-cell>
          <table:table-cell office:value-type="float" office:value="5.1503" calcext:value-type="float">
            <text:p>5.150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5752" calcext:value-type="float">
            <text:p>2.57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21]" office:value-type="float" office:value="7.0659435" calcext:value-type="float">
            <text:p>7.0659</text:p>
          </table:table-cell>
          <table:table-cell table:formula="of:=0.5*([.D21]*[.D21])" office:value-type="float" office:value="13.262795045" calcext:value-type="float">
            <text:p>13.2628</text:p>
          </table:table-cell>
          <table:table-cell table:formula="of:=[.J21]+[.K21]" office:value-type="float" office:value="20.328738545" calcext:value-type="float">
            <text:p>20.3287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office:value-type="float" office:value="-0.6472" calcext:value-type="float">
            <text:p>-0.6472</text:p>
          </table:table-cell>
          <table:table-cell office:value-type="float" office:value="0.3737" calcext:value-type="float">
            <text:p>0.3737</text:p>
          </table:table-cell>
          <table:table-cell office:value-type="float" office:value="5.773" calcext:value-type="float">
            <text:p>5.7730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.8865" calcext:value-type="float">
            <text:p>2.88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22]" office:value-type="float" office:value="3.6648759" calcext:value-type="float">
            <text:p>3.6649</text:p>
          </table:table-cell>
          <table:table-cell table:formula="of:=0.5*([.D22]*[.D22])" office:value-type="float" office:value="16.6637645" calcext:value-type="float">
            <text:p>16.6638</text:p>
          </table:table-cell>
          <table:table-cell table:formula="of:=[.J22]+[.K22]" office:value-type="float" office:value="20.3286404" calcext:value-type="float">
            <text:p>20.3286</text:p>
          </table:table-cell>
        </table:table-row>
        <table:table-row table:style-name="ro1">
          <table:table-cell office:value-type="float" office:value="2.627" calcext:value-type="float">
            <text:p>2.627</text:p>
          </table:table-cell>
          <table:table-cell office:value-type="float" office:value="-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6.3762" calcext:value-type="float">
            <text:p>6.3762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3.1881" calcext:value-type="float">
            <text:p>3.1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07*[.C23]" office:value-type="float" office:value="0" calcext:value-type="float">
            <text:p>0.0000</text:p>
          </table:table-cell>
          <table:table-cell table:formula="of:=0.5*([.D23]*[.D23])" office:value-type="float" office:value="20.32796322" calcext:value-type="float">
            <text:p>20.3280</text:p>
          </table:table-cell>
          <table:table-cell table:formula="of:=[.J23]+[.K23]" office:value-type="float" office:value="20.32796322" calcext:value-type="float">
            <text:p>20.3280</text:p>
          </table:table-cell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20.806cm" svg:height="10.318cm" svg:x="0.11cm" svg:y="3.448cm">
            <draw:object draw:notify-on-update-of-ranges="Sheet2.A1:Sheet2.A1 Sheet2.A2:Sheet2.A6 Sheet2.B1:Sheet2.B1 Sheet2.B2:Sheet2.B6 Sheet2.C1:Sheet2.C1 Sheet2.C2:Sheet2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3"/>
        <table:table-column table:style-name="co11" table:default-cell-style-name="ce4"/>
        <table:table-column table:style-name="co12" table:default-cell-style-name="ce4"/>
        <table:table-row table:style-name="ro2">
          <table:table-cell table:style-name="ce2" office:value-type="string" calcext:value-type="string">
            <text:p>Ball Position</text:p>
          </table:table-cell>
          <table:table-cell table:style-name="ce2" office:value-type="string" calcext:value-type="string">
            <text:p>Potential Energy (J)</text:p>
          </table:table-cell>
          <table:table-cell table:style-name="ce2" office:value-type="string" calcext:value-type="string">
            <text:p>Kinetic Energy (J)</text:p>
          </table:table-cell>
        </table:table-row>
        <table:table-row table:style-name="ro3">
          <table:table-cell office:value-type="string" calcext:value-type="string">
            <text:p>Beginning Bottom</text:p>
          </table:table-cell>
          <table:table-cell office:value-type="float" office:value="3.0284" calcext:value-type="float">
            <text:p>3.0284</text:p>
          </table:table-cell>
          <table:table-cell office:value-type="float" office:value="17.3001" calcext:value-type="float">
            <text:p>17.3001</text:p>
          </table:table-cell>
        </table:table-row>
        <table:table-row table:style-name="ro3">
          <table:table-cell office:value-type="string" calcext:value-type="string">
            <text:p>Middle Going Up</text:p>
          </table:table-cell>
          <table:table-cell office:value-type="float" office:value="16.9818" calcext:value-type="float">
            <text:p>16.9818</text:p>
          </table:table-cell>
          <table:table-cell office:value-type="float" office:value="3.3465" calcext:value-type="float">
            <text:p>3.3465</text:p>
          </table:table-cell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20.2985" calcext:value-type="float">
            <text:p>20.2985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3">
          <table:table-cell office:value-type="string" calcext:value-type="string">
            <text:p>Middle Going Down</text:p>
          </table:table-cell>
          <table:table-cell office:value-type="float" office:value="16.6876" calcext:value-type="float">
            <text:p>16.6876</text:p>
          </table:table-cell>
          <table:table-cell office:value-type="float" office:value="3.6412" calcext:value-type="float">
            <text:p>3.6412</text:p>
          </table:table-cell>
        </table:table-row>
        <table:table-row table:style-name="ro3">
          <table:table-cell office:value-type="string" calcext:value-type="string">
            <text:p>End Bottom</text:p>
          </table:table-cell>
          <table:table-cell office:value-type="float" office:value="0" calcext:value-type="float">
            <text:p>0</text:p>
          </table:table-cell>
          <table:table-cell office:value-type="float" office:value="20.328" calcext:value-type="float">
            <text:p>20.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3:34:01.809805596</meta:creation-date>
    <dc:date>2020-07-19T20:15:54.416311056</dc:date>
    <meta:editing-duration>PT10M38S</meta:editing-duration>
    <meta:editing-cycles>1</meta:editing-cycles>
    <meta:document-statistic meta:table-count="2" meta:cell-count="291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07cm" svg:height="10.319cm" xlink:href=".." xlink:type="simple" chart:class="chart:line" chart:style-name="ch1">
        <chart:title svg:x="7.991cm" svg:y="0.342cm" chart:style-name="ch2">
          <text:p>Conservation of Energy</text:p>
        </chart:title>
        <chart:legend chart:legend-position="end" svg:x="16.42cm" svg:y="4.611cm" style:legend-expansion="high" chart:style-name="ch3"/>
        <chart:plot-area chart:style-name="ch4" table:cell-range-address="Sheet2.A1:Sheet2.C6" chart:data-source-has-labels="both" svg:x="1.427cm" svg:y="1.327cm" svg:width="14.577cm" svg:height="7.805cm">
          <chartooo:coordinate-region svg:x="2.048cm" svg:y="1.527cm" svg:width="13.956cm" svg:height="6.958cm"/>
          <chart:axis chart:dimension="x" chart:name="primary-x" chart:style-name="ch5" chartooo:axis-type="auto">
            <chartooo:date-scale/>
            <chart:title svg:x="8.076cm" svg:y="9.338cm" chart:style-name="ch6">
              <text:p>Position</text:p>
            </chart:title>
            <chart:categories table:cell-range-address="Sheet2.A2:Sheet2.A6"/>
            <chart:grid chart:style-name="ch7" chart:class="major"/>
          </chart:axis>
          <chart:axis chart:dimension="y" chart:name="primary-y" chart:style-name="ch5">
            <chart:title svg:x="0.451cm" svg:y="6.027cm" chart:style-name="ch8">
              <text:p>Energy (J)</text:p>
            </chart:title>
            <chart:grid chart:style-name="ch7" chart:class="major"/>
          </chart:axis>
          <chart:series chart:style-name="ch9" chart:values-cell-range-address="Sheet2.B2:Sheet2.B6" chart:label-cell-address="Sheet2.B1:Sheet2.B1" chart:class="chart:line">
            <chart:data-point chart:repeated="5"/>
          </chart:series>
          <chart:series chart:style-name="ch10" chart:values-cell-range-address="Sheet2.C2:Sheet2.C6" chart:label-cell-address="Sheet2.C1:Sheet2.C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ential Energy (J)</text:p>
                <draw:g>
                  <svg:desc>Sheet2.B1:Sheet2.B1</svg:desc>
                </draw:g>
              </table:table-cell>
              <table:table-cell office:value-type="string">
                <text:p>Kinetic Energy (J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ginning Bottom</text:p>
                <draw:g>
                  <svg:desc>Sheet2.A2:Sheet2.A6</svg:desc>
                </draw:g>
              </table:table-cell>
              <table:table-cell office:value-type="float" office:value="3.0284">
                <text:p>3.0284</text:p>
                <draw:g>
                  <svg:desc>Sheet2.B2:Sheet2.B6</svg:desc>
                </draw:g>
              </table:table-cell>
              <table:table-cell office:value-type="float" office:value="17.3001">
                <text:p>17.3001</text:p>
                <draw:g>
                  <svg:desc>Sheet2.C2:Sheet2.C6</svg:desc>
                </draw:g>
              </table:table-cell>
            </table:table-row>
            <table:table-row>
              <table:table-cell office:value-type="string">
                <text:p>Middle Going Up</text:p>
              </table:table-cell>
              <table:table-cell office:value-type="float" office:value="16.9818">
                <text:p>16.9818</text:p>
              </table:table-cell>
              <table:table-cell office:value-type="float" office:value="3.3465">
                <text:p>3.3465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20.2985">
                <text:p>20.298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Middle Going Down</text:p>
              </table:table-cell>
              <table:table-cell office:value-type="float" office:value="16.6876">
                <text:p>16.6876</text:p>
              </table:table-cell>
              <table:table-cell office:value-type="float" office:value="3.6412">
                <text:p>3.6412</text:p>
              </table:table-cell>
            </table:table-row>
            <table:table-row>
              <table:table-cell office:value-type="string">
                <text:p>End Bottom</text:p>
              </table:table-cell>
              <table:table-cell office:value-type="float" office:value="0">
                <text:p>0</text:p>
              </table:table-cell>
              <table:table-cell office:value-type="float" office:value="20.328">
                <text:p>20.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